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text:display="non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list-style-name="L1">
      <style:text-properties text:display="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dentifying Internet Users by Writing Style</text:p>
      <text:p text:style-name="P3">CMPS 242 Project Proposal</text:p>
      <text:p text:style-name="P3">Adam Novak &lt;anovak@soe.ucsc.edu&gt;</text:p>
      <text:p text:style-name="Standard"/>
      <text:p text:style-name="Standard"><text:tab/>With the exception of communities like Facebook, people generally use pseudonymous identities when interacting online. While providing some measure of identity protection, using a pseudonym is not the same as being anonymous. In addition to more traditional attacks on pseudonymity, such as convincing or coercing websites or service providers to disclose users' identities, it has recently been shown by Narayanan et al. that author identification based on writing style (also known as “stylometry”) could practically be used to identify blog authors on an Internet-wide scale (http://randomwalker.info/publications/author-identification-draft.pdf). For my project, I aim to apply similar techniques to attempt to re-identify comments on a popular Internet discussion site.</text:p>
      <text:p text:style-name="Standard"><text:tab/>The data that I propose to use will consist of user comments on the Internet discussion site Reddit.com. Comments on the site are posted pseudonymously, and range in length from a single line to several paragraphs. The more active users of the site have publicly available comment histories which collectively constitute a sizable author-labeled corpus. I intend to download complete or nearly-complete comment histories for a number of pseudonymous users using Python bindings for the public Reddit API. I intend to restrict my analysis to comment histories of substantial length. I will split each user's comments into training, test, and validation sets, either randomly or by using older comments for training and newer comments for test and validation. I would like to obtain comment histories from about 100-1000 users, with on the order of 100 comments per user.</text:p>
      <text:p text:style-name="Standard"><text:tab/>Potential issues with the data set include Reddit's API query-rate-limiting (which can be worked around by letting a script run for a long period of time to obtain the data) and the presence of human-readable formatting code (“markdown”) in the comment text. Neither of these issues is particularly severe.</text:p>
      <text:p text:style-name="Standard"><text:tab/>To analyze the data, I plan to use the Python Natural Language Toolkit (NLTK). NLTK contains useful tools for feature extraction from text, including word-stemming tools, part-of-speech tagging tools, and even the ability to produce syntactic parse trees for sentences. Moreover, it includes some basic machine learning algorithms for text classification: a Naive Bayes classifier, a decision tree classifier, and a maximum-entropy-based classifier. It also has the ability to call a variety of external classifiers, including WEKA classifiers. I plan to compare the performances of several classifiers, potentially using a few different feature sets. The paper mentioned above found a 2-nearest-neighbor classifier to be surprisingly effective relative to its complexity, so I definitely intend to include 2-nearest-neighbor in my analysis. It also found a content-free feature set, containing information about the properties of the words and syntactic structures used, but not the identities of the words themselves, allowed for good author identification in writing on a variety of topics, so I intend to include a content-free feature set in my analysis.</text:p>
      <text:p text:style-name="Standard"><text:tab/>To evaluate performance, I intend to look at the performance of each classifier/feature set pairing on the test data set, optimize hyperparameters accordingly, and compute a final overall accuracy metric for each learning algorithm and feature extraction method on the held-out validation set. For classifiers that permit it, I would also like to rank all possible authors for each test instance, and use the rank of the true author as an accuracy metric; a classifier which always picks the correct author as its second choice is in some sense more accurate than one that predicts the correct author as its first choice every once in a while and its 20th choice the rest of the time. Once collected, I will attempt to compare and contrast my results with those of the Narayanan paper mentioned above.</text:p>
      <text:p text:style-name="Standard"/>
      <text:p text:style-name="P1"/>
      <text:list xml:id="list1468829586" text:style-name="L1">
        <text:list-item>
          <text:p text:style-name="P4">Problem</text:p>
          <text:list>
            <text:list-item>
              <text:p text:style-name="P4">Identification of Internet users by writing style</text:p>
            </text:list-item>
            <text:list-item>
              <text:p text:style-name="P4">Similar to http://randomwalker.info/publications/author-identification-draft.pdf</text:p>
            </text:list-item>
          </text:list>
        </text:list-item>
        <text:list-item>
          <text:p text:style-name="P4">Data</text:p>
          <text:list>
            <text:list-item>
              <text:p text:style-name="P4">Comments posted by pseudonymous users on Reddit</text:p>
            </text:list-item>
            <text:list-item>
              <text:p text:style-name="P4">Accessible via the Reddit API</text:p>
            </text:list-item>
            <text:list-item>
              <text:p text:style-name="P4">Already labeled</text:p>
            </text:list-item>
            <text:list-item>
              <text:p text:style-name="P4">Can pull down a data set of comments by author, split into training and test data</text:p>
            </text:list-item>
            <text:list-item>
              <text:p text:style-name="P4">May take some time to download and appropriately parse the data</text:p>
              <text:list>
                <text:list-item>
                  <text:p text:style-name="P4">API is rate-limited (1 query every 2 seconds)</text:p>
                </text:list-item>
                <text:list-item>
                  <text:p text:style-name="P4">May take some time to find users worth analyzing</text:p>
                  <text:list>
                    <text:list-item>
                      <text:p text:style-name="P4">Need to have “enough” comments</text:p>
                    </text:list-item>
                  </text:list>
                </text:list-item>
                <text:list-item>
                  <text:p text:style-name="P4">Need to strip markdown</text:p>
                </text:list-item>
              </text:list>
            </text:list-item>
          </text:list>
        </text:list-item>
        <text:list-item>
          <text:p text:style-name="P4">First idea of methods</text:p>
          <text:list>
            <text:list-item>
              <text:p text:style-name="P4">Use Python Reddit API bindings</text:p>
            </text:list-item>
            <text:list-item>
              <text:p text:style-name="P4">Use Python NLTK for feature extraction and data processing</text:p>
              <text:list>
                <text:list-item>
                  <text:p text:style-name="P4">Contains useful tools like stemmers and part of speech detectors</text:p>
                  <text:list>
                    <text:list-item>
                      <text:p text:style-name="P4">Can even attempt to parse sentences and extract syntactic information.</text:p>
                    </text:list-item>
                    <text:list-item>
                      <text:p text:style-name="P4">Most of what I will do will be to experiment with different sorts of feature extraction</text:p>
                    </text:list-item>
                  </text:list>
                </text:list-item>
                <text:list-item>
                  <text:p text:style-name="P4">Has native NaieveBayes, decision tree, and maximum entropy classifiers</text:p>
                </text:list-item>
                <text:list-item>
                  <text:p text:style-name="P4">Able to interface to WEKA and use a limited set of WEKA classifiers</text:p>
                  <text:list>
                    <text:list-item>
                      <text:p text:style-name="P4">This is potentially extensible if time permits.</text:p>
                    </text:list-item>
                  </text:list>
                </text:list-item>
              </text:list>
            </text:list-item>
          </text:list>
        </text:list-item>
        <text:list-item>
          <text:p text:style-name="P4">Success evaluation</text:p>
          <text:list>
            <text:list-item>
              <text:p text:style-name="P4">Easy: percentage correct on validation set</text:p>
            </text:list-item>
            <text:list-item>
              <text:p text:style-name="P4">Harder: take into account near-misses</text:p>
              <text:list>
                <text:list-item>
                  <text:p text:style-name="P4">Evaluate based on whether real author is in the top 3?</text:p>
                </text:list-item>
              </text:list>
            </text:list-item>
            <text:list-item>
              <text:p text:style-name="P4">Some way of tracking whether the classifier is unsure when it's wrong</text:p>
              <text:list>
                <text:list-item>
                  <text:p text:style-name="P4">Won't apply to all classifier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Novak</meta:initial-creator>
    <meta:creation-date>2012-10-24T18:52:33</meta:creation-date>
    <dc:date>2012-10-25T02:23:33</dc:date>
    <dc:creator>Adam Novak</dc:creator>
    <meta:editing-duration>PT2H13M11S</meta:editing-duration>
    <meta:editing-cycles>14</meta:editing-cycles>
    <meta:generator>LibreOffice/3.5$Linux_X86_64 LibreOffice_project/350m1$Build-2</meta:generator>
    <meta:document-statistic meta:table-count="0" meta:image-count="0" meta:object-count="0" meta:page-count="1" meta:paragraph-count="8" meta:word-count="612" meta:character-count="4014" meta:non-whitespace-character-count="3405"/>
  </office:meta>
</office:document-meta>
</file>